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297d" officeooo:paragraph-rsid="0009297d"/>
    </style:style>
    <style:style style:name="P2" style:family="paragraph" style:parent-style-name="Standard">
      <style:text-properties officeooo:rsid="000e1d62" officeooo:paragraph-rsid="000e1d62"/>
    </style:style>
    <style:style style:name="P3" style:family="paragraph" style:parent-style-name="Standard" style:list-style-name="L1">
      <style:text-properties officeooo:rsid="000e1d62" officeooo:paragraph-rsid="000e1d62"/>
    </style:style>
    <style:style style:name="P4" style:family="paragraph" style:parent-style-name="Standard">
      <style:text-properties officeooo:rsid="000e1d62" officeooo:paragraph-rsid="000f4c35"/>
    </style:style>
    <style:style style:name="P5" style:family="paragraph" style:parent-style-name="Standard">
      <style:text-properties officeooo:rsid="000f4c35" officeooo:paragraph-rsid="000f4c35"/>
    </style:style>
    <style:style style:name="P6" style:family="paragraph" style:parent-style-name="Standard">
      <style:text-properties officeooo:rsid="000ff2da" officeooo:paragraph-rsid="000ff2da"/>
    </style:style>
    <style:style style:name="T1" style:family="text">
      <style:text-properties officeooo:rsid="000f4c35"/>
    </style:style>
    <style:style style:name="T2" style:family="text">
      <style:text-properties officeooo:rsid="000ff2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sertation :</text:p>
      <text:p text:style-name="P1"/>
      <text:p text:style-name="P1">Problématique :</text:p>
      <text:p text:style-name="P1">Opposition de deux thèses</text:p>
      <text:p text:style-name="P1">Chaque thèse répond à la question</text:p>
      <text:p text:style-name="Standard"/>
      <text:p text:style-name="P1">Conclusion :</text:p>
      <text:p text:style-name="P1">Récapituler les différents moments de l’argumentation</text:p>
      <text:p text:style-name="P1">Réponse personnelle à la question</text:p>
      <text:p text:style-name="P1"/>
      <text:p text:style-name="P1"/>
      <text:p text:style-name="P1"/>
      <text:p text:style-name="P5">Commentaire :</text:p>
      <text:p text:style-name="P4"/>
      <text:p text:style-name="P5">Procédé de l’auteur pour défendre sa thèse : induction</text:p>
      <text:p text:style-name="P2">Propositions :</text:p>
      <text:list xml:id="list6987043788884339069" text:style-name="L1">
        <text:list-item>
          <text:p text:style-name="P3">Universell<text:span text:style-name="T2">e</text:span></text:p>
        </text:list-item>
        <text:list-item>
          <text:p text:style-name="P3">Particulière</text:p>
          <text:list>
            <text:list-item>
              <text:p text:style-name="P3">Générale (la plupart)</text:p>
            </text:list-item>
            <text:list-item>
              <text:p text:style-name="P3">Particulière (sens strict – certains)</text:p>
            </text:list-item>
          </text:list>
        </text:list-item>
        <text:list-item>
          <text:p text:style-name="P3">Singulière</text:p>
        </text:list-item>
      </text:list>
      <text:p text:style-name="P2"/>
      <text:p text:style-name="P6">Sujet – prédicat</text:p>
      <text:p text:style-name="P6"><text:tab/>prédicat = ce qui désigne le sujet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0:48:12.378000000</meta:creation-date>
    <dc:date>2018-10-18T11:13:35.311000000</dc:date>
    <meta:editing-duration>PT25M20S</meta:editing-duration>
    <meta:editing-cycles>6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7" meta:word-count="64" meta:character-count="413" meta:non-whitespace-character-count="368"/>
  </office:meta>
</office:document-meta>
</file>